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000000080A6F6EB8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2220*"/>
    </style:style>
    <style:style style:name="Table1.B" style:family="table-column">
      <style:table-column-properties style:column-width="9.684cm" style:rel-column-width="5490*"/>
    </style:style>
    <style:style style:name="Table1.C" style:family="table-column">
      <style:table-column-properties style:column-width="3.995cm" style:rel-column-width="226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Text_20_body">
      <style:text-properties style:font-name="Lucida Grande" fo:font-size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Text_20_body" style:list-style-name="L1">
      <style:text-properties style:font-name="Lucida Grande" fo:font-size="10pt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Lucida Grande2" fo:font-size="9.25pt" fo:letter-spacing="normal" fo:font-style="normal" fo:font-weight="normal"/>
    </style:style>
    <style:style style:name="T2" style:family="text">
      <style:text-properties fo:font-variant="normal" fo:text-transform="none" fo:color="#0033cc" style:font-name="Lucida Grande2" fo:font-size="9.2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système de nouvelles convivial et performant. Permettre de regrouper facilement les nouvelles par catégorie ou par date.</text:p>
      <text:h text:style-name="Heading_20_2" text:outline-level="2">Attentes des utilisateurs (User Stories)</text:h>
      <text:p text:style-name="Text_20_body"/>
      <text:h text:style-name="Heading_20_2" text:outline-level="2">Acteurs</text:h>
      <text:p text:style-name="Text_20_body">Administrateur du site (peut configurer les paramètres du module)</text:p>
      <text:p text:style-name="Text_20_body">Utilisateur avec permissions d'écriture de nouvelles</text:p>
      <text:p text:style-name="Text_20_body">Lecteur (utilisateurs qui lit les nouvelles, écrit des commentaires s'il est enregistré et connecté)</text:p>
      <text:h text:style-name="Heading_20_2" text:outline-level="2">Fonctionnalités</text:h>
      <text:p text:style-name="Text_20_body">Regroupement par catégorie</text:p>
      <text:p text:style-name="Text_20_body">Regroupement par date</text:p>
      <text:p text:style-name="Text_20_body">Flux Atom/RSS général et par catégorie</text:p>
      <text:p text:style-name="Text_20_body">Indexé dans l'engin de recherche</text:p>
      <text:p text:style-name="Text_20_body">WYSIWYG editor</text:p>
      <text:p text:style-name="Text_20_body">Navigation entre les nouvelles</text:p>
      <text:h text:style-name="Heading_20_2" text:outline-level="2">Objets</text:h>
      <text:p text:style-name="Text_20_body">Page d'accueil de nouvelle chronologique</text:p>
      <text:p text:style-name="Text_20_body">Page nouvelle unique</text:p>
      <text:p text:style-name="Text_20_body">Page nouvelle par categorie</text:p>
      <text:p text:style-name="Text_20_body"><text:bookmark-start text:name="DDE_LINK1"/>Page nouvelle par date<text:bookmark-end text:name="DDE_LINK1"/></text:p>
      <text:p text:style-name="Text_20_body">Lien Atom/RSS</text:p>
      <text:p text:style-name="Text_20_body">Menu filtre par categorie</text:p>
      <text:p text:style-name="Text_20_body">Menu filtre par date</text:p>
      <text:p text:style-name="Standard"/>
      <text:h text:style-name="Heading_20_2" text:outline-level="2">Actions possibles de l'administrateur du site </text:h>
      <text:p text:style-name="P4">Gérer les permissions du module</text:p>
      <text:list xml:id="list1669926677" text:style-name="L1">
        <text:list-item>
          <text:list>
            <text:list-item>
              <text:p text:style-name="P7">Nombre maximum de nouvelles affichées par page</text:p>
            </text:list-item>
            <text:list-item>
              <text:p text:style-name="P7">Options par défaut pour les nouvelles créées:</text:p>
              <text:list>
                <text:list-item>
                  <text:p text:style-name="P7">Permettre les commentaires</text:p>
                </text:list-item>
              </text:list>
            </text:list-item>
          </text:list>
        </text:list-item>
      </text:list>
      <text:h text:style-name="Heading_20_2" text:outline-level="2"><text:soft-page-break/>Actions possibles de l'utilisateur avec permissions d'écriture de nouvelles </text:h>
      <text:p text:style-name="P4">Activer la possibilité de commentaires pour une nouvelle</text:p>
      <text:p text:style-name="P4">CRUD une nouvelle</text:p>
      <text:p text:style-name="P4">Publier une nouvelle</text:p>
      <text:h text:style-name="Heading_20_2" text:outline-level="2">Actions possibles du lecteur </text:h>
      <text:p text:style-name="P4">S'abonner à un flux Atom/RSS</text:p>
      <text:p text:style-name="P4">Cliquer sur next/previous pour naviguer entre les nouvelles</text:p>
      <text:p text:style-name="P4">Sélectionner une catégorie ou une date</text:p>
      <text:h text:style-name="Heading_20_2" text:outline-level="2">Tests de validation et de mesure</text:h>
      <text:p text:style-name="Text_20_body">Lien invalide redirige à la page par défaut des nouvelles</text:p>
      <text:p text:style-name="Text_20_body">Les nouvelles qui ne sont pas publiées doivent jamais s'afficher</text:p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Terme</text:p>
          </table:table-cell>
          <table:table-cell table:style-name="Table1.A1" office:value-type="string">
            <text:p text:style-name="P8">Définition</text:p>
          </table:table-cell>
          <table:table-cell table:style-name="Table1.C1" office:value-type="string">
            <text:p text:style-name="P8">Synonymes</text:p>
          </table:table-cell>
        </table:table-row>
        <table:table-row>
          <table:table-cell table:style-name="Table1.A2" office:value-type="string">
            <text:p text:style-name="Table_20_Contents">Lecteur</text:p>
          </table:table-cell>
          <table:table-cell table:style-name="Table1.A2" office:value-type="string">
            <text:p text:style-name="Table_20_Contents">Utilisateur sans droits d'accès qui peut lire le contenu et poster des commentaires s'il est enregistré et connecté</text:p>
          </table:table-cell>
          <table:table-cell table:style-name="Table1.C2" office:value-type="string">
            <text:p text:style-name="Table_20_Contents">Client</text:p>
          </table:table-cell>
        </table:table-row>
        <table:table-row>
          <table:table-cell table:style-name="Table1.A2" office:value-type="string">
            <text:p text:style-name="Table_20_Contents">Catégorie</text:p>
          </table:table-cell>
          <table:table-cell table:style-name="Table1.A2" office:value-type="string">
            <text:p text:style-name="Table_20_Contents">Regroupement de nouvelles ou blogs ayant un sujet similaire</text:p>
          </table:table-cell>
          <table:table-cell table:style-name="Table1.C2" office:value-type="string">
            <text:p text:style-name="Table_20_Contents">Ta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Plan du produit</text:h>
      <text:p text:style-name="Standard">Models</text:p>
      <text:p text:style-name="Standard">Article</text:p>
      <text:p text:style-name="Standard">News (extends Article)</text:p>
      <text:p text:style-name="Standard">NewsPageModule</text:p>
      <text:p text:style-name="Standard">Tag (django-tagging)</text:p>
      <text:p text:style-name="Standard"/>
      <text:p text:style-name="P5">URLs</text:p>
      <text:p text:style-name="Standard">/news/ =&gt; Plus récentes nouvelles (nombre par page limité au paramètre du module)</text:p>
      <text:p text:style-name="Standard">/news.atom =&gt; Feed Atom des nouvelles</text:p>
      <text:p text:style-name="Standard">/news.rss =&gt; Feed RSS des nouvelles</text:p>
      <text:p text:style-name="Standard">/news/page-2/ =&gt; Page 2 des nouvelles en ordre chronologique inversé</text:p>
      <text:p text:style-name="Standard">/news/1/ =&gt; Nouvelle unique</text:p>
      <text:p text:style-name="Standard">/news/category/Technology/ =&gt; Nouvelles étant associées à la catégorie « Technology »</text:p>
      <text:p text:style-name="Standard">/news/category/Technology/page-2/ =&gt; Page 2 des nouvelles associées à la catégorie</text:p>
      <text:p text:style-name="Standard">/news/category/Technology.atom =&gt; Feed Atom de la catégorie « Technology »</text:p>
      <text:p text:style-name="Standard">/news/category/Technology.rss =&gt; Feed RSS de la catégorie « Technology »</text:p>
      <text:p text:style-name="Standard">/news/archives/12-2010/ =&gt; Nouvelles parues en décembre 2010</text:p>
      <text:p text:style-name="Standard"><text:soft-page-break/>/news/archives/12-2010.atom =&gt; Feed Atom des nouvelles parues en décembre 2010</text:p>
      <text:p text:style-name="Standard">/news/archives/12-2010.rss =&gt; Feed RSS des nouvelles parues en décembre 2010</text:p>
      <text:p text:style-name="Standard">/news/archives/12-2010/page-2/ =&gt; Page 2 des nouvelles parues en décembre 2010</text:p>
      <text:p text:style-name="Standard"/>
      <text:p text:style-name="P5">Managers</text:p>
      <text:p text:style-name="Standard">NewsManager</text:p>
      <text:list xml:id="list204031385" text:style-name="L2">
        <text:list-item>
          <text:p text:style-name="P6">Override get_query_set afin de forcer la recherche de nouvelles publiées</text:p>
        </text:list-item>
      </text:list>
      <text:p text:style-name="Standard"/>
      <text:p text:style-name="P5">Apps third party</text:p>
      <text:p text:style-name="Standard"><text:a xlink:type="simple" xlink:href="http://code.google.com/p/django-values/">http://code.google.com/p/django-values/</text:a> (<text:a xlink:type="simple" xlink:href="http://github.com/sciyoshi/django-dbsettings">http://github.com/sciyoshi/django-dbsettings</text:a> compatible avec Django 1.0) ou <text:a xlink:type="simple" xlink:href="http://github.com/jabapyth/django-appsettings">http://github.com/jabapyth/django-appsettings</text:a></text:p>
      <text:p text:style-name="Standard"><text:a xlink:type="simple" xlink:href="http://code.google.com/p/django-tagging/">http://code.google.com/p/django-tagging/</text:a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Grande2" svg:font-family="'Lucida Grande', verdana, arial, helvetica, sans-serif"/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2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8T12:38:43</meta:creation-date>
    <meta:editing-duration>PT27H26M59S</meta:editing-duration>
    <meta:editing-cycles>57</meta:editing-cycles>
    <meta:generator>OpenOffice.org/3.1$Unix OpenOffice.org_project/310m19$Build-9420</meta:generator>
    <meta:initial-creator>Francis Lavoie</meta:initial-creator>
    <dc:date>2010-03-13T21:24:22</dc:date>
    <dc:creator>Francois Lebel</dc:creator>
    <meta:document-statistic meta:table-count="1" meta:image-count="1" meta:object-count="0" meta:page-count="3" meta:paragraph-count="79" meta:word-count="431" meta:character-count="3116"/>
  </office:meta>
</office:document-meta>
</file>